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2465in" style:rel-column-width="355*"/>
    </style:style>
    <style:style style:name="Table1.B" style:family="table-column">
      <style:table-column-properties style:column-width="4.2153in" style:rel-column-width="6070*"/>
    </style:style>
    <style:style style:name="Table1.C" style:family="table-column">
      <style:table-column-properties style:column-width="2.2313in" style:rel-column-width="32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90de" officeooo:paragraph-rsid="000f90de"/>
    </style:style>
    <style:style style:name="P2" style:family="paragraph" style:parent-style-name="Table_20_Contents">
      <style:text-properties officeooo:rsid="000fffe4" officeooo:paragraph-rsid="000fffe4"/>
    </style:style>
    <text:list-style style:name="L1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Nome da tabela do Banco de Dados</text:p>
          </table:table-cell>
          <table:table-cell table:style-name="Table1.C1" office:value-type="string">
            <text:p text:style-name="P2">Descrição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portaluser</text:p>
          </table:table-cell>
          <table:table-cell table:style-name="Table1.C2" office:value-type="string">
            <text:p text:style-name="Table_20_Contents">User representa os usuários. Possui a mesma função da classe User do portal de</text:p>
            <text:p text:style-name="Table_20_Contents">algoritmos antigo.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Table_20_Contents">Teacher</text:p>
          </table:table-cell>
          <table:table-cell table:style-name="Table1.C2" office:value-type="string">
            <text:p text:style-name="Table_20_Contents">Teacher representa os professores. Essa classe é equivalente à classe Professor</text:p>
            <text:p text:style-name="Table_20_Contents">do portal de algoritmos antigo.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Table_20_Contents">Student</text:p>
          </table:table-cell>
          <table:table-cell table:style-name="Table1.C2" office:value-type="string">
            <text:p text:style-name="Table_20_Contents">Student representa os estudantes. Essa classe é equivalente à classe Aluno do</text:p>
            <text:p text:style-name="Table_20_Contents">portal de algoritmos antigo.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Table_20_Contents">Admins</text:p>
          </table:table-cell>
          <table:table-cell table:style-name="Table1.C2" office:value-type="string">
            <text:p text:style-name="Table_20_Contents">Admins representa a classe de administradores do portal de algoritmos. Essa</text:p>
            <text:p text:style-name="Table_20_Contents">classe foi criada para fazer a associação entre um User e um GroupAdmin.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Table_20_Contents">GroupAdmin</text:p>
          </table:table-cell>
          <table:table-cell table:style-name="Table1.C2" office:value-type="string">
            <text:p text:style-name="Table_20_Contents">GroupAdmin representa a classe de Grupo de Administradores. Essa classe é</text:p>
            <text:p text:style-name="Table_20_Contents">equivalente à classe Group do portal de algoritmos antigo.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Table_20_Contents">Permission</text:p>
          </table:table-cell>
          <table:table-cell table:style-name="Table1.C2" office:value-type="string">
            <text:p text:style-name="Table_20_Contents">Permission representa as permissões. Essa classe é equivalente à classe Permis-</text:p>
            <text:p text:style-name="Table_20_Contents">sion do portal de algoritmos antigo.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Table_20_Contents">Group</text:p>
          </table:table-cell>
          <table:table-cell table:style-name="Table1.C2" office:value-type="string">
            <text:p text:style-name="Table_20_Contents">Group representa os grupos de alunos. É equivalente à classe Turma no portal</text:p>
            <text:p text:style-name="Table_20_Contents">de algoritmos antigo, que não estava sendo utilizada.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Table_20_Contents">Institution</text:p>
          </table:table-cell>
          <table:table-cell table:style-name="Table1.C2" office:value-type="string">
            <text:p text:style-name="Table_20_Contents">Institution representa as instituições que utilizam o portal de algoritmos e serve</text:p>
            <text:p text:style-name="Table_20_Contents">para identificar a localização de um professor. Essa classe surgiu da necessidade de</text:p>
            <text:p text:style-name="Table_20_Contents">padronização, pois antes era um campo de texto livre na classe Professor.</text:p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Table_20_Contents">Problem</text:p>
          </table:table-cell>
          <table:table-cell table:style-name="Table1.C2" office:value-type="string">
            <text:p text:style-name="Table_20_Contents">Problem representa os problemas do portal de algoritmos. É equivalente à classe</text:p>
            <text:p text:style-name="Table_20_Contents">Problema do portal de <text:soft-page-break/>algoritmos antigo.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Table_20_Contents">ProblemSolution</text:p>
          </table:table-cell>
          <table:table-cell table:style-name="Table1.C2" office:value-type="string">
            <text:p text:style-name="Table_20_Contents">ProblemSolution representa as soluções submetidas pelos usuários. É equivalente</text:p>
            <text:p text:style-name="Table_20_Contents">à classe SProblema.</text:p>
          </table:table-cell>
        </table:table-row>
        <table:table-row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Table_20_Contents">ProblemList</text:p>
          </table:table-cell>
          <table:table-cell table:style-name="Table1.C2" office:value-type="string">
            <text:p text:style-name="Table_20_Contents">ProblemList representa as listas de problemas. É uma classe nova que surgiu da</text:p>
            <text:p text:style-name="Table_20_Contents">necessidade de criar listas especı́ficas para grupos ou alunos.</text:p>
          </table:table-cell>
        </table:table-row>
        <table:table-row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Table_20_Contents">ProblemKeyWord</text:p>
          </table:table-cell>
          <table:table-cell table:style-name="Table1.C2" office:value-type="string">
            <text:p text:style-name="Table_20_Contents">ProblemKeyWord representa a relação entre palavras-chave com o problema. É</text:p>
            <text:p text:style-name="Table_20_Contents">equivalente à classe PchaveProb do portal de algoritmos antigo.</text:p>
          </table:table-cell>
        </table:table-row>
        <table:table-row>
          <table:table-cell table:style-name="Table1.A2" office:value-type="string">
            <text:p text:style-name="P1">13</text:p>
          </table:table-cell>
          <table:table-cell table:style-name="Table1.A2" office:value-type="string">
            <text:p text:style-name="Table_20_Contents">KeyWord</text:p>
          </table:table-cell>
          <table:table-cell table:style-name="Table1.C2" office:value-type="string">
            <text:p text:style-name="Table_20_Contents">KeyWord representa as palavras-chave. É equivalente à classe Pchave do portal</text:p>
            <text:p text:style-name="Table_20_Contents">de algoritmos antigo.</text:p>
          </table:table-cell>
        </table:table-row>
        <table:table-row>
          <table:table-cell table:style-name="Table1.A2" office:value-type="string">
            <text:p text:style-name="P1">14</text:p>
          </table:table-cell>
          <table:table-cell table:style-name="Table1.A2" office:value-type="string">
            <text:p text:style-name="Table_20_Contents">TestData</text:p>
          </table:table-cell>
          <table:table-cell table:style-name="Table1.C2" office:value-type="string">
            <text:p text:style-name="Table_20_Contents">TestData representa os dados de teste dos problemas. É equivalente à classe</text:p>
            <text:p text:style-name="Table_20_Contents">EProblema.</text:p>
          </table:table-cell>
        </table:table-row>
        <table:table-row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Table_20_Contents">ProblemType</text:p>
          </table:table-cell>
          <table:table-cell table:style-name="Table1.C2" office:value-type="string">
            <text:p text:style-name="Table_20_Contents">ProblemType representa os tipos de problemas. É uma classe nova que surgiu</text:p>
            <text:p text:style-name="Table_20_Contents">da necessidade de agrupar os problemas por tipos, não mais pela nomenclatura</text:p>
            <text:p text:style-name="Table_20_Contents">utilizada atualmente.</text:p>
          </table:table-cell>
        </table:table-row>
        <table:table-row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Table_20_Contents">Country</text:p>
          </table:table-cell>
          <table:table-cell table:style-name="Table1.C2" office:value-type="string">
            <text:p text:style-name="Table_20_Contents">Country representa os paı́ses do portal de algoritmos, classe nova que surgiu da</text:p>
            <text:p text:style-name="Table_20_Contents">necessidade de padronizar nomes de paı́ses.</text:p>
          </table:table-cell>
        </table:table-row>
        <table:table-row>
          <table:table-cell table:style-name="Table1.A2" office:value-type="string">
            <text:p text:style-name="P1">17</text:p>
          </table:table-cell>
          <table:table-cell table:style-name="Table1.A2" office:value-type="string">
            <text:p text:style-name="Table_20_Contents">State</text:p>
          </table:table-cell>
          <table:table-cell table:style-name="Table1.C2" office:value-type="string">
            <text:p text:style-name="Table_20_Contents">State representa os estados do portal de algoritmos, classe nova que surgiu da</text:p>
            <text:p text:style-name="Table_20_Contents">necessidade de padronizar nomes de estados.</text:p>
          </table:table-cell>
        </table:table-row>
        <table:table-row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Table_20_Contents">City</text:p>
          </table:table-cell>
          <table:table-cell table:style-name="Table1.C2" office:value-type="string">
            <text:p text:style-name="Table_20_Contents">City representa as cidades do portal de algoritmos, classe nova que surgiu da</text:p>
            <text:p text:style-name="Table_20_Contents">necessidade de padronizar nomes de cidades.</text:p>
            <text:p text:style-name="Table_20_Contents">Ao realizar a modelagem do <text:soft-page-break/>diagrama de classes de domı́nios do novo portal de</text:p>
            <text:p text:style-name="Table_20_Contents">algoritmos, foram padronizadas descrições de campos e descrições de classes para o</text:p>
            <text:p text:style-name="Table_20_Contents">padrão CamelCase.</text:p>
            <text:p text:style-name="Table_20_Contents">Na seção seguinte são descritos os requisitos de projeto que são os requisitos</text:p>
            <text:p text:style-name="Table_20_Contents">funcionais e não-funcionais.</text:p>
          </table:table-cell>
        </table:table-row>
        <table:table-row>
          <table:table-cell table:style-name="Table1.A2" office:value-type="string">
            <text:p text:style-name="P1">1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9:36:46.495643886</meta:creation-date>
    <meta:generator>LibreOffice/5.4.6.2$Linux_X86_64 LibreOffice_project/40$Build-2</meta:generator>
    <dc:date>2018-06-01T23:26:41.364061765</dc:date>
    <meta:editing-duration>PT2H26M22S</meta:editing-duration>
    <meta:editing-cycles>1</meta:editing-cycles>
    <meta:document-statistic meta:table-count="1" meta:image-count="0" meta:object-count="0" meta:page-count="3" meta:paragraph-count="87" meta:word-count="442" meta:character-count="2798" meta:non-whitespace-character-count="2443"/>
  </office:meta>
</office:document-meta>
</file>